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17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RESULTADOS APÓS TUN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delo: LinearRegression(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ss-Validation Result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SE: 0.032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MSE: 0.1784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AE: 0.1383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2: 0.7139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Adjusted R2: 0.4451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odelo: DecisionTreeRegressor(criterion='absolute_error', max_depth=12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2"/>min_samples_leaf=0.06157894736842105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2"/>min_samples_split=0.16631578947368422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ss-Validation Result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SE: 0.0489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MSE: 0.2206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AE: 0.174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2: 0.562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Adjusted R2: 0.1505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odelo: RandomForestRegressor(bootstrap=False, criterion='absolute_error', max_depth=20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2"/>max_features=27, n_estimators=51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ss-Validation Result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SE: 0.039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MSE: 0.197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AE: 0.1558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2: 0.650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Adjusted R2: 0.3215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odelo: XGBRegressor(base_score=None, booster=None, callbacks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colsample_bylevel=None, colsample_bynode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colsample_bytree=None, early_stopping_rounds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enable_categorical=False, eval_metric=None, feature_types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gamma=0, gpu_id=None, grow_policy=None, importance_type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interaction_constraints=None, learning_rate=0.01, max_bin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max_cat_threshold=None, max_cat_to_onehot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max_delta_step=None, max_depth=3, max_leaves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min_child_weight=3, missing=nan, monotone_constraints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n_estimators=600, n_jobs=None, num_parallel_tree=None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predictor=None, random_state=None, ...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ss-Validation Result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SE: 0.033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MSE: 0.1818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AE: 0.1436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2: 0.703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Adjusted R2: 0.4249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odelo: KNeighborsRegressor(algorithm='brute', leaf_size=94, n_neighbors=11, p=1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0"/>weights='distance'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ss-Validation Result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SE: 0.0418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MSE: 0.2038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AE: 0.163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2: 0.6279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Adjusted R2: 0.2783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odelo: MLPRegressor(activation='identity', hidden_layer_sizes=(754, 754, 754)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learning_rate_init=0.2223, max_iter=1347,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13"/>momentum=0.8111111111111111, solver='lbfgs'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ss-Validation Result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SE: 0.032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MSE: 0.1787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AE: 0.138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2: 0.713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Adjusted R2: 0.4434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Modelo: SVR(C=0.001, coef0=10, gamma='auto', kernel='linear'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ss-Validation Results: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SE: 0.0326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MSE: 0.180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MAE: 0.140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R2: 0.709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ean Adjusted R2: 0.435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8:50:11.142499520</meta:creation-date>
    <dc:date>2024-04-02T19:07:52.785748426</dc:date>
    <meta:editing-duration>PT7M31S</meta:editing-duration>
    <meta:editing-cycles>1</meta:editing-cycles>
    <meta:generator>LibreOffice/7.3.7.2$Linux_X86_64 LibreOffice_project/30$Build-2</meta:generator>
    <meta:document-statistic meta:table-count="1" meta:cell-count="66" meta:object-count="0"/>
  </office:meta>
</office:document-meta>
</file>